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language="en" fo:country="US" fo:font-style="italic" officeooo:rsid="0079e51b" officeooo:paragraph-rsid="0079e51b" style:font-style-asian="italic" style:font-style-complex="italic"/>
    </style:style>
    <style:style style:name="P2" style:family="paragraph" style:parent-style-name="Text_20_body">
      <style:text-properties fo:language="en" fo:country="US" fo:font-style="italic" officeooo:rsid="007c7b91" officeooo:paragraph-rsid="007c7b91" style:font-style-asian="italic" style:font-style-complex="italic"/>
    </style:style>
    <style:style style:name="P3" style:family="paragraph" style:parent-style-name="Text_20_body">
      <style:text-properties fo:language="en" fo:country="US" fo:font-style="italic" officeooo:rsid="007fd4b6" officeooo:paragraph-rsid="007fd4b6" style:font-style-asian="italic" style:font-style-complex="italic"/>
    </style:style>
    <style:style style:name="P4" style:family="paragraph" style:parent-style-name="Text_20_body">
      <style:text-properties fo:language="en" fo:country="US" fo:font-style="italic" officeooo:rsid="00820dd9" officeooo:paragraph-rsid="00820dd9" style:font-style-asian="italic" style:font-style-complex="italic"/>
    </style:style>
    <style:style style:name="P5" style:family="paragraph" style:parent-style-name="Text_20_body">
      <style:text-properties fo:language="en" fo:country="US" officeooo:rsid="00820dd9" officeooo:paragraph-rsid="00820dd9"/>
    </style:style>
    <style:style style:name="P6" style:family="paragraph" style:parent-style-name="Text_20_body">
      <style:text-properties fo:font-style="normal" officeooo:rsid="0045f6c0" style:font-style-asian="normal" style:font-style-complex="normal"/>
    </style:style>
    <style:style style:name="P7" style:family="paragraph" style:parent-style-name="Text_20_body">
      <style:paragraph-properties fo:break-before="page"/>
      <style:text-properties fo:font-style="normal" officeooo:rsid="0045f6c0" style:font-style-asian="normal" style:font-style-complex="normal"/>
    </style:style>
    <style:style style:name="P8" style:family="paragraph" style:parent-style-name="Text_20_body">
      <style:paragraph-properties fo:break-before="page"/>
      <style:text-properties fo:font-size="14pt" fo:font-style="normal" fo:font-weight="bold" officeooo:rsid="0045f6c0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paragraph-properties fo:break-before="page"/>
      <style:text-properties fo:font-size="14pt" fo:font-style="normal" fo:font-weight="bold" officeooo:rsid="0045f6c0" officeooo:paragraph-rsid="007e9af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text-properties fo:font-style="italic" officeooo:rsid="00818561" officeooo:paragraph-rsid="00818561" style:font-style-asian="italic" style:font-style-complex="italic"/>
    </style:style>
    <style:style style:name="P11" style:family="paragraph" style:parent-style-name="Text_20_body">
      <style:text-properties officeooo:rsid="001c1383" officeooo:paragraph-rsid="007db7c9"/>
    </style:style>
    <style:style style:name="P12" style:family="paragraph" style:parent-style-name="Text_20_body">
      <style:text-properties officeooo:rsid="001c1383" officeooo:paragraph-rsid="0089c69d"/>
    </style:style>
    <style:style style:name="P13" style:family="paragraph" style:parent-style-name="Text_20_body">
      <style:text-properties officeooo:paragraph-rsid="007fd4b6"/>
    </style:style>
    <style:style style:name="P14" style:family="paragraph" style:parent-style-name="Text_20_body">
      <style:text-properties officeooo:rsid="00818561" officeooo:paragraph-rsid="00818561"/>
    </style:style>
    <style:style style:name="P15" style:family="paragraph" style:parent-style-name="Text_20_body">
      <style:text-properties officeooo:rsid="00818561" officeooo:paragraph-rsid="00820dd9"/>
    </style:style>
    <style:style style:name="P16" style:family="paragraph" style:parent-style-name="Text_20_body">
      <style:text-properties officeooo:paragraph-rsid="0082621d"/>
    </style:style>
    <style:style style:name="P17" style:family="paragraph" style:parent-style-name="Text_20_body">
      <style:text-properties officeooo:paragraph-rsid="0085191c"/>
    </style:style>
    <style:style style:name="P18" style:family="paragraph" style:parent-style-name="Text_20_body">
      <style:text-properties officeooo:paragraph-rsid="008679f7"/>
    </style:style>
    <style:style style:name="P19" style:family="paragraph" style:parent-style-name="Text_20_body">
      <style:text-properties officeooo:paragraph-rsid="0087d8e4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8679f7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87d8e4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5f6c0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officeooo:rsid="007fd4b6" style:font-style-asian="normal" style:font-style-complex="normal"/>
    </style:style>
    <style:style style:name="T9" style:family="text">
      <style:text-properties fo:language="en" fo:country="US" fo:font-style="normal" officeooo:rsid="00820dd9" style:font-style-asian="normal" style:font-style-complex="normal"/>
    </style:style>
    <style:style style:name="T10" style:family="text">
      <style:text-properties fo:language="en" fo:country="US" fo:font-style="normal" officeooo:rsid="00836d2d" style:font-style-asian="normal" style:font-style-complex="normal"/>
    </style:style>
    <style:style style:name="T11" style:family="text">
      <style:text-properties fo:language="en" fo:country="US" fo:font-style="normal" officeooo:rsid="008679f7" style:font-style-asian="normal" style:font-style-complex="normal"/>
    </style:style>
    <style:style style:name="T12" style:family="text">
      <style:text-properties fo:language="en" fo:country="US" fo:font-style="normal" fo:font-weight="bold" officeooo:rsid="00820dd9" style:font-style-asian="normal" style:font-weight-asian="bold" style:font-style-complex="normal" style:font-weight-complex="bold"/>
    </style:style>
    <style:style style:name="T1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officeooo:rsid="00820dd9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officeooo:rsid="00836d2d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8679f7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878bce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officeooo:rsid="0087d8e4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fo:font-weight="normal" officeooo:rsid="001c1383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italic" fo:font-weight="normal" officeooo:rsid="00836d2d" style:font-style-asian="italic" style:font-weight-asian="normal" style:font-style-complex="italic" style:font-weight-complex="normal"/>
    </style:style>
    <style:style style:name="T21" style:family="text">
      <style:text-properties fo:language="en" fo:country="US" fo:font-style="italic" fo:font-weight="normal" officeooo:rsid="0085191c" style:font-style-asian="italic" style:font-weight-asian="normal" style:font-style-complex="italic" style:font-weight-complex="normal"/>
    </style:style>
    <style:style style:name="T22" style:family="text">
      <style:text-properties fo:language="en" fo:country="US" fo:font-style="italic" fo:font-weight="normal" officeooo:rsid="008679f7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fo:font-weight="normal" officeooo:rsid="00878bce" style:font-style-asian="italic" style:font-weight-asian="normal" style:font-style-complex="italic" style:font-weight-complex="normal"/>
    </style:style>
    <style:style style:name="T24" style:family="text">
      <style:text-properties fo:language="en" fo:country="US" fo:font-style="italic" fo:font-weight="normal" officeooo:rsid="0087d8e4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fo:font-weight="bold" officeooo:rsid="008679f7" style:font-style-asian="italic" style:font-weight-asian="bold" style:font-style-complex="italic" style:font-weight-complex="bold"/>
    </style:style>
    <style:style style:name="T26" style:family="text">
      <style:text-properties fo:language="en" fo:country="US" officeooo:rsid="00820dd9"/>
    </style:style>
    <style:style style:name="T27" style:family="text">
      <style:text-properties fo:language="en" fo:country="US" officeooo:rsid="007fd4b6"/>
    </style:style>
    <style:style style:name="T28" style:family="text">
      <style:text-properties fo:language="en" fo:country="US" fo:font-weight="normal" officeooo:rsid="008679f7" style:font-weight-asian="normal" style:font-weight-complex="normal"/>
    </style:style>
    <style:style style:name="T29" style:family="text">
      <style:text-properties fo:language="en" fo:country="US" fo:font-weight="normal" officeooo:rsid="00878bce" style:font-weight-asian="normal" style:font-weight-complex="normal"/>
    </style:style>
    <style:style style:name="T30" style:family="text">
      <style:text-properties fo:language="en" fo:country="US" fo:font-weight="normal" officeooo:rsid="0087d8e4" style:font-weight-asian="normal" style:font-weight-complex="normal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style="normal" officeooo:rsid="007fd4b6" style:font-style-asian="normal" style:font-style-complex="normal"/>
    </style:style>
    <style:style style:name="T35" style:family="text">
      <style:text-properties fo:language="ru" fo:country="RU" fo:font-style="normal" officeooo:rsid="00820dd9" style:font-style-asian="normal" style:font-style-complex="normal"/>
    </style:style>
    <style:style style:name="T36" style:family="text">
      <style:text-properties fo:language="ru" fo:country="RU" fo:font-style="normal" officeooo:rsid="00823ab1" style:font-style-asian="normal" style:font-style-complex="normal"/>
    </style:style>
    <style:style style:name="T37" style:family="text">
      <style:text-properties fo:language="ru" fo:country="RU" fo:font-style="normal" fo:font-weight="bold" officeooo:rsid="007fd4b6" style:font-style-asian="normal" style:font-weight-asian="bold" style:font-style-complex="normal" style:font-weight-complex="bold"/>
    </style:style>
    <style:style style:name="T38" style:family="text">
      <style:text-properties fo:language="ru" fo:country="RU" fo:font-style="normal" fo:font-weight="bold" officeooo:rsid="008679f7" style:font-style-asian="normal" style:font-weight-asian="bold" style:font-style-complex="normal" style:font-weight-complex="bold"/>
    </style:style>
    <style:style style:name="T39" style:family="text">
      <style:text-properties fo:language="ru" fo:country="RU" fo:font-style="normal" fo:font-weight="normal" officeooo:rsid="008679f7" style:font-style-asian="normal" style:font-weight-asian="normal" style:font-style-complex="normal" style:font-weight-complex="normal"/>
    </style:style>
    <style:style style:name="T40" style:family="text">
      <style:text-properties fo:language="ru" fo:country="RU" fo:font-style="normal" fo:font-weight="normal" officeooo:rsid="00878bce" style:font-style-asian="normal" style:font-weight-asian="normal" style:font-style-complex="normal" style:font-weight-complex="normal"/>
    </style:style>
    <style:style style:name="T41" style:family="text">
      <style:text-properties fo:language="ru" fo:country="RU" fo:font-weight="normal" officeooo:rsid="00878bce" style:font-weight-asian="normal" style:font-weight-complex="normal"/>
    </style:style>
    <style:style style:name="T42" style:family="text">
      <style:text-properties fo:language="ru" fo:country="RU" fo:font-weight="normal" officeooo:rsid="008679f7" style:font-weight-asian="normal" style:font-weight-complex="normal"/>
    </style:style>
    <style:style style:name="T43" style:family="text">
      <style:text-properties fo:language="ru" fo:country="RU" fo:font-style="italic" fo:font-weight="normal" officeooo:rsid="00878bce" style:font-style-asian="italic" style:font-weight-asian="normal" style:font-style-complex="italic" style:font-weight-complex="normal"/>
    </style:style>
    <style:style style:name="T44" style:family="text">
      <style:text-properties fo:language="ru" fo:country="RU" fo:font-style="italic" fo:font-weight="normal" officeooo:rsid="008679f7" style:font-style-asian="italic" style:font-weight-asian="normal" style:font-style-complex="italic" style:font-weight-complex="normal"/>
    </style:style>
    <style:style style:name="T45" style:family="text">
      <style:text-properties fo:language="uk" fo:country="UA" fo:font-style="normal" fo:font-weight="normal" officeooo:rsid="00878bce" style:font-style-asian="normal" style:font-weight-asian="normal" style:font-style-complex="normal" style:font-weight-complex="normal"/>
    </style:style>
    <style:style style:name="T46" style:family="text">
      <style:text-properties fo:language="uk" fo:country="UA" fo:font-style="normal" fo:font-weight="normal" officeooo:rsid="0087d8e4" style:font-style-asian="normal" style:font-weight-asian="normal" style:font-style-complex="normal" style:font-weight-complex="normal"/>
    </style:style>
    <style:style style:name="T47" style:family="text">
      <style:text-properties style:font-name="Liberation Serif" fo:font-size="18pt" style:font-size-asian="18pt" style:font-size-complex="18pt"/>
    </style:style>
    <style:style style:name="T48" style:family="text">
      <style:text-properties style:font-name="Liberation Serif" fo:font-size="18pt" fo:language="uk" fo:country="UA" officeooo:rsid="007839b1" style:font-size-asian="18pt" style:font-size-complex="18pt"/>
    </style:style>
    <style:style style:name="T49" style:family="text">
      <style:text-properties style:font-name="Liberation Serif" fo:font-size="18pt" fo:language="en" fo:country="US" officeooo:rsid="007839b1" style:font-size-asian="18pt" style:font-size-complex="18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47">A</text:span><text:span text:style-name="T48">2 - </text:span><text:span text:style-name="T49">Pre-Intermediate</text:span></text:p>
      <text:p text:style-name="P8">Предлоги времени in, on, at </text:p>
      <text:p text:style-name="Text_20_body"><text:span text:style-name="Strong_20_Emphasis"><text:span text:style-name="T5">Предлоги времени </text:span></text:span><text:span text:style-name="T5">(prepositions of time) указывают на время действия, его длительность или определенный отрезок времени. </text:span></text:p>
      <text:section text:style-name="Sect1" text:name="Розділ1">
        <text:p text:style-name="P1">after – <text:span text:style-name="T33">после</text:span></text:p>
        <text:p text:style-name="P1">at – <text:span text:style-name="T33">во время</text:span></text:p>
        <text:p text:style-name="P1">before – <text:span text:style-name="T33">до, перед</text:span></text:p>
        <text:p text:style-name="P1">by – <text:span text:style-name="T33">к, не позже чем в</text:span></text:p>
        <text:p text:style-name="P1">during – <text:span text:style-name="T33">в течение, во время</text:span></text:p>
        <text:p text:style-name="P1">for – <text:span text:style-name="T33">в течение, в продолжение</text:span></text:p>
        <text:p text:style-name="P1">from – <text:span text:style-name="T33">с, от, начиная с</text:span></text:p>
        <text:p text:style-name="P1">in – <text:span text:style-name="T33">во время, в течении, за</text:span></text:p>
        <text:p text:style-name="P1">on – <text:span text:style-name="T33">в, во время</text:span></text:p>
        <text:p text:style-name="P1">past – <text:span text:style-name="T33">после, за</text:span></text:p>
        <text:p text:style-name="P1">since – <text:span text:style-name="T33">с, со времени, с тех пор</text:span></text:p>
        <text:p text:style-name="P1">through – <text:span text:style-name="T33">на протяжении, в продолжение</text:span></text:p>
        <text:p text:style-name="P1">till, until – <text:span text:style-name="T33">до, не раньше</text:span></text:p>
        <text:p text:style-name="P1">within – <text:span text:style-name="T33">в течении, в пределах</text:span></text:p>
      </text:section>
      <text:p text:style-name="P1">I will come to you <text:span text:style-name="T32">at</text:span> 6 sharp. - <text:span text:style-name="T33">Я приду к тебе ровно в 6.</text:span></text:p>
      <text:p text:style-name="P2">We always start our studying <text:span text:style-name="T32">in</text:span> September. - <text:span text:style-name="T33">Мы всегда начинаем учёбу в сентябре.</text:span></text:p>
      <text:p text:style-name="P2"/>
      <text:p text:style-name="P11"><text:span text:style-name="T1">Источник: </text:span><text:a xlink:type="simple" xlink:href="https://grammarway.com/ru/prepositions" text:style-name="Internet_20_link" text:visited-style-name="Visited_20_Internet_20_Link"><text:span text:style-name="T1">https://grammarway.com/ru/prepositions</text:span></text:a></text:p>
      <text:p text:style-name="P9">Сравнительная и превосходная степень </text:p>
      <text:p text:style-name="Text_20_body"><text:span text:style-name="T5">Большинство описательных прилагательных и наречий образа действия, времени и др. в английском языке имеют </text:span><text:span text:style-name="Strong_20_Emphasis"><text:span text:style-name="T5">три степени сравнения</text:span></text:span><text:span text:style-name="T5">: положительная, сравнительная и превосходная степени. Степень сравнения не образуется от относительных, притяжательных, вопросительных и большинства количественных прилагательных и некоторых наречий. </text:span></text:p>
      <text:p text:style-name="P3">Mark is <text:span text:style-name="T32">fast</text:span> but Bob is <text:span text:style-name="T32">faster</text:span>. He drives <text:span text:style-name="T32">fast</text:span>, but we can drive <text:span text:style-name="T32">faster</text:span> than him.</text:p>
      <text:p text:style-name="P13"><text:span text:style-name="T37">Односложные</text:span><text:span text:style-name="T34"> образуют степени сравнения с помощью добавления суффиксов</text:span><text:span text:style-name="T8"> -</text:span><text:span text:style-name="Strong_20_Emphasis"><text:span text:style-name="T8">er</text:span></text:span><text:span text:style-name="T8"> </text:span><text:span text:style-name="T34">и</text:span><text:span text:style-name="T8"> -</text:span><text:span text:style-name="Strong_20_Emphasis"><text:span text:style-name="T8">est</text:span></text:span><text:span text:style-name="T8">.</text:span></text:p>
      <text:p text:style-name="P10"><text:span text:style-name="T27">s</text:span><text:span text:style-name="T7">mall – smaller – the smallest<text:tab/></text:span><text:span text:style-name="T26">hard – harder – the hardest</text:span></text:p>
      <text:p text:style-name="P14"><text:span text:style-name="T9">Если оканчиваются на </text:span><text:span text:style-name="T12">одну</text:span><text:span text:style-name="T35"> </text:span><text:span text:style-name="T9">согласную </text:span><text:span text:style-name="T36">после гласной</text:span><text:span text:style-name="T9">, согласная удваивается,</text:span><text:span text:style-name="T35"> кроме </text:span><text:span text:style-name="T9">«</text:span><text:span text:style-name="Strong_20_Emphasis"><text:span text:style-name="T9">w</text:span></text:span><text:span text:style-name="T9">».</text:span></text:p>
      <text:p text:style-name="P4">big – bigger – the biggest<text:tab/>slow – slower – the slowest</text:p>
      <text:p text:style-name="P15"><text:span text:style-name="T9">Если оканчиваются на </text:span><text:span text:style-name="T12">немую</text:span><text:span text:style-name="T9"> букву «</text:span><text:span text:style-name="Strong_20_Emphasis"><text:span text:style-name="T9">e</text:span></text:span><text:span text:style-name="T9">», эта гласная буква выпадает</text:span><text:span text:style-name="T35">.</text:span></text:p>
      <text:p text:style-name="P4">cute – cuter – the cutest</text:p>
      <text:p text:style-name="P5"><text:span text:style-name="T4">Если оканчиваются на гласную -</text:span><text:span text:style-name="Strong_20_Emphasis"><text:span text:style-name="T4">y</text:span></text:span><text:span text:style-name="T4">, перед которой стоит </text:span><text:span text:style-name="T6">согласная</text:span><text:span text:style-name="T4">, -</text:span><text:span text:style-name="Strong_20_Emphasis"><text:span text:style-name="T4">y</text:span></text:span><text:span text:style-name="T4"> меняется на -</text:span><text:span text:style-name="Strong_20_Emphasis"><text:span text:style-name="T4">i</text:span></text:span><text:span text:style-name="Strong_20_Emphasis"><text:span text:style-name="T1">.</text:span></text:span></text:p>
      <text:p text:style-name="P5"><text:span text:style-name="Strong_20_Emphasis"><text:span text:style-name="T31">dry – drier – the driest<text:tab/>gray – grayer – the grayest</text:span></text:span></text:p>
      <text:p text:style-name="P16"><text:span text:style-name="Strong_20_Emphasis"><text:span text:style-name="T12">Двусложные</text:span></text:span><text:span text:style-name="Strong_20_Emphasis"><text:span text:style-name="T14">, которые оканчиваются на суффиксы -</text:span></text:span><text:span text:style-name="Strong_20_Emphasis"><text:span text:style-name="T9">ow</text:span></text:span><text:span text:style-name="Strong_20_Emphasis"><text:span text:style-name="T14">, -</text:span></text:span><text:span text:style-name="Strong_20_Emphasis"><text:span text:style-name="T9">le</text:span></text:span><text:span text:style-name="Strong_20_Emphasis"><text:span text:style-name="T14">, -</text:span></text:span><text:span text:style-name="Strong_20_Emphasis"><text:span text:style-name="T9">er</text:span></text:span><text:span text:style-name="Strong_20_Emphasis"><text:span text:style-name="T14">, -</text:span></text:span><text:span text:style-name="Strong_20_Emphasis"><text:span text:style-name="T9">y</text:span></text:span><text:span text:style-name="Strong_20_Emphasis"><text:span text:style-name="T14">, могут образовывать степени как с помощью суффиксов -</text:span></text:span><text:span text:style-name="Strong_20_Emphasis"><text:span text:style-name="T9">er</text:span></text:span><text:span text:style-name="Strong_20_Emphasis"><text:span text:style-name="T14"> и -</text:span></text:span><text:span text:style-name="Strong_20_Emphasis"><text:span text:style-name="T9">est</text:span></text:span><text:span text:style-name="Strong_20_Emphasis"><text:span text:style-name="T14">, так и с помощью слов </text:span></text:span><text:span text:style-name="Strong_20_Emphasis"><text:span text:style-name="T9">more</text:span></text:span><text:span text:style-name="Strong_20_Emphasis"><text:span text:style-name="T14"> и </text:span></text:span><text:span text:style-name="Strong_20_Emphasis"><text:span text:style-name="T9">the most</text:span></text:span><text:span text:style-name="Strong_20_Emphasis"><text:span text:style-name="T14">.</text:span></text:span></text:p>
      <text:p text:style-name="P16"><text:span text:style-name="Strong_20_Emphasis"><text:span text:style-name="T14"><text:s/></text:span></text:span><text:span text:style-name="Strong_20_Emphasis"><text:span text:style-name="T20">crazy – crazier (more crazy) – the craziest (the most crazy)</text:span></text:span></text:p>
      <text:p text:style-name="P16"><text:span text:style-name="Strong_20_Emphasis"><text:span text:style-name="T10">Двусложные</text:span></text:span><text:span text:style-name="Strong_20_Emphasis"><text:span text:style-name="T15"> и </text:span></text:span><text:span text:style-name="Strong_20_Emphasis"><text:span text:style-name="T10">трехсложные </text:span></text:span><text:span text:style-name="Strong_20_Emphasis"><text:span text:style-name="T15">образуют с помощью слов </text:span></text:span><text:span text:style-name="Strong_20_Emphasis"><text:span text:style-name="T10">more</text:span></text:span><text:span text:style-name="Strong_20_Emphasis"><text:span text:style-name="T15"> (более) и </text:span></text:span><text:span text:style-name="Strong_20_Emphasis"><text:span text:style-name="T10">the most</text:span></text:span><text:span text:style-name="Strong_20_Emphasis"><text:span text:style-name="T15"> (самый).</text:span></text:span></text:p>
      <text:p text:style-name="P17"><text:span text:style-name="Strong_20_Emphasis"><text:span text:style-name="T21">comfortably – more comfortably – the most comfortably</text:span></text:span></text:p>
      <text:p text:style-name="P18"><text:span text:style-name="Strong_20_Emphasis"><text:span text:style-name="T38">Исключения</text:span></text:span></text:p>
      <text:p text:style-name="P18"><text:span text:style-name="Strong_20_Emphasis"><text:span text:style-name="T22">good, well </text:span></text:span><text:span text:style-name="Strong_20_Emphasis"><text:span text:style-name="T23">(</text:span></text:span><text:span text:style-name="Strong_20_Emphasis"><text:span text:style-name="T43">хороший, хорошо)</text:span></text:span><text:span text:style-name="Strong_20_Emphasis"><text:span text:style-name="T22"> – better – the best</text:span></text:span></text:p>
      <text:p text:style-name="P18"><text:span text:style-name="Strong_20_Emphasis"><text:span text:style-name="T22">bad, badly</text:span></text:span><text:span text:style-name="Strong_20_Emphasis"><text:span text:style-name="T44"> </text:span></text:span><text:span text:style-name="Strong_20_Emphasis"><text:span text:style-name="T43">(плохой, плохо)</text:span></text:span><text:span text:style-name="Strong_20_Emphasis"><text:span text:style-name="T44"> </text:span></text:span><text:span text:style-name="Strong_20_Emphasis"><text:span text:style-name="T22">– worse – the worst</text:span></text:span></text:p>
      <text:p text:style-name="P18"><text:span text:style-name="Strong_20_Emphasis"><text:span text:style-name="T22">many, much</text:span></text:span><text:span text:style-name="Strong_20_Emphasis"><text:span text:style-name="T44"> </text:span></text:span><text:span text:style-name="Strong_20_Emphasis"><text:span text:style-name="T43">(многочисленный, многочисленно</text:span></text:span><text:span text:style-name="Strong_20_Emphasis"><text:span text:style-name="T44"> </text:span></text:span><text:span text:style-name="Strong_20_Emphasis"><text:span text:style-name="T22">– more – the most</text:span></text:span></text:p>
      <text:p text:style-name="P18"><text:span text:style-name="Strong_20_Emphasis"><text:span text:style-name="T22">little</text:span></text:span><text:span text:style-name="Strong_20_Emphasis"><text:span text:style-name="T44"> </text:span></text:span><text:span text:style-name="Strong_20_Emphasis"><text:span text:style-name="T43">(маленький, мало)</text:span></text:span><text:span text:style-name="Strong_20_Emphasis"><text:span text:style-name="T44"> </text:span></text:span><text:span text:style-name="Strong_20_Emphasis"><text:span text:style-name="T22">– less – the least</text:span></text:span></text:p>
      <text:p text:style-name="P18"><text:span text:style-name="Strong_20_Emphasis"><text:span text:style-name="T22">far</text:span></text:span><text:span text:style-name="Strong_20_Emphasis"><text:span text:style-name="T44"> </text:span></text:span><text:span text:style-name="Strong_20_Emphasis"><text:span text:style-name="T43">(далекий, далеко)</text:span></text:span><text:span text:style-name="Strong_20_Emphasis"><text:span text:style-name="T44"> </text:span></text:span><text:span text:style-name="Strong_20_Emphasis"><text:span text:style-name="T22">– f</text:span></text:span><text:span text:style-name="Strong_20_Emphasis"><text:span text:style-name="T25">a</text:span></text:span><text:span text:style-name="Strong_20_Emphasis"><text:span text:style-name="T22">rther – the f</text:span></text:span><text:span text:style-name="Strong_20_Emphasis"><text:span text:style-name="T25">a</text:span></text:span><text:span text:style-name="Strong_20_Emphasis"><text:span text:style-name="T22">rthest</text:span></text:span></text:p>
      <text:p text:style-name="P18"><text:span text:style-name="Strong_20_Emphasis"><text:span text:style-name="T22">fa</text:span></text:span><text:span text:style-name="Strong_20_Emphasis"><text:span text:style-name="T23">r (</text:span></text:span><text:span text:style-name="Strong_20_Emphasis"><text:span text:style-name="T43">давний, давно)</text:span></text:span><text:span text:style-name="Strong_20_Emphasis"><text:span text:style-name="T22"> – f</text:span></text:span><text:span text:style-name="Strong_20_Emphasis"><text:span text:style-name="T25">u</text:span></text:span><text:span text:style-name="Strong_20_Emphasis"><text:span text:style-name="T22">rther – the f</text:span></text:span><text:span text:style-name="Strong_20_Emphasis"><text:span text:style-name="T25">u</text:span></text:span><text:span text:style-name="Strong_20_Emphasis"><text:span text:style-name="T22">rthest</text:span></text:span></text:p>
      <text:p text:style-name="P18"><text:span text:style-name="Strong_20_Emphasis"><text:span text:style-name="T16">Слова </text:span></text:span><text:span text:style-name="Strong_20_Emphasis"><text:span text:style-name="T11">less</text:span></text:span><text:span text:style-name="Strong_20_Emphasis"><text:span text:style-name="T16"> и </text:span></text:span><text:span text:style-name="Strong_20_Emphasis"><text:span text:style-name="T11">the least</text:span></text:span><text:span text:style-name="Strong_20_Emphasis"><text:span text:style-name="T16"> используются для образования их меньшей и наименьшей степени.</text:span></text:span></text:p>
      <text:p text:style-name="P19"><text:span text:style-name="Strong_20_Emphasis"><text:span text:style-name="T24">useful – less useful – the least useful</text:span></text:span></text:p>
      <text:p text:style-name="P19"><text:span text:style-name="Strong_20_Emphasis"><text:span text:style-name="T18"/></text:span></text:p>
      <text:p text:style-name="P12"><text:span text:style-name="Strong_20_Emphasis"><text:span text:style-name="T13">Источник: </text:span></text:span><text:a xlink:type="simple" xlink:href="https://grammarway.com/ru/degrees-of-comparison" text:style-name="Internet_20_link" text:visited-style-name="Visited_20_Internet_20_Link"><text:span text:style-name="Strong_20_Emphasis">https://grammarway.com/ru/degrees-of-comparison</text:span></text:a></text:p>
      <text:p text:style-name="P7">Исчисляемые и неисчисляемые существительные (some, any, many, mach, a lot) </text:p>
      <text:p text:style-name="P6">Конструкция to be going to </text:p>
      <text:p text:style-name="P6">Конструкция would like </text:p>
      <text:p text:style-name="P6">Наречия с -ly, -ily </text:p>
      <text:p text:style-name="P6">Условные предложения нулевого типа </text:p>
      <text:p text:style-name="P6">Perfect Presen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3T11:33:54.675153322</meta:creation-date>
    <dc:date>2022-12-24T09:28:04.262000000</dc:date>
    <meta:editing-duration>PT6H44M7S</meta:editing-duration>
    <meta:editing-cycles>110</meta:editing-cycles>
    <meta:generator>LibreOffice/7.4.1.2$Windows_X86_64 LibreOffice_project/3c58a8f3a960df8bc8fd77b461821e42c061c5f0</meta:generator>
    <meta:document-statistic meta:table-count="0" meta:image-count="0" meta:object-count="0" meta:page-count="4" meta:paragraph-count="51" meta:word-count="395" meta:character-count="2668" meta:non-whitespace-character-count="2267"/>
  </office:meta>
</office:document-meta>
</file>